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b357" officeooo:paragraph-rsid="0011b357"/>
    </style:style>
    <style:style style:name="P2" style:family="paragraph" style:parent-style-name="Standard">
      <style:text-properties officeooo:rsid="0012f29d" officeooo:paragraph-rsid="0012f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YARATAN PERMOHONAN AKTA KELAHIRAN</text:p>
      <text:p text:style-name="P1">1. SURAT KELAHIRAN DARI DOKETER/BIDAN/PENOLONG KELAHIRAN.</text:p>
      <text:p text:style-name="P1">2. NAMA LENGKAP ANAK.</text:p>
      <text:p text:style-name="P1">3. KK ASLI, PHOTO COPY KTP ORANG TUA.</text:p>
      <text:p text:style-name="P1">4. PHOTO COPY KTP SAKSI DAN PELAPOR.</text:p>
      <text:p text:style-name="P1">5. PHOTO COPY AKTA ANAK SEBELUMNYA.</text:p>
      <text:p text:style-name="P1"/>
      <text:p text:style-name="P1">PERSYARATAN PEMBUATAN NA LAKI LAKI</text:p>
      <text:p text:style-name="P1">1. FC KTP CALON PENGANTIN LAKI LAKI.</text:p>
      <text:p text:style-name="P1">2. FC KTP ORANG TUA CALON PENGANTIN LAKI LAKI</text:p>
      <text:p text:style-name="P1">3. FC IJAZAH</text:p>
      <text:p text:style-name="P1">4. FC AKT A KELAHIRAN</text:p>
      <text:p text:style-name="P1">5. FC KARTU KELUARGA</text:p>
      <text:p text:style-name="P1">6. PAS FOTO UKURAN 4X6, 2X3, 3X4 BERLATAR BIRU MASING MASING 2 LEMBAR(BESERTA CD NYA)</text:p>
      <text:p text:style-name="P1">7. BIODATA CALON PENGANTIN PEREMPUAN (FC KK DAN KTP)</text:p>
      <text:p text:style-name="P1">8. FC SURAT NIKAH ORANG TUA IBU KALAU ANAK PERTAMA</text:p>
      <text:p text:style-name="P1">9. FC KTP SAKSI 1</text:p>
      <text:p text:style-name="P1"/>
      <text:p text:style-name="P2">LANGKAH – LANGKAH MEMBUAT KK</text:p>
      <text:p text:style-name="P2">1. PENGANTAR DARI RT DAN RW</text:p>
      <text:p text:style-name="P2">2. PENGANTAR VALIDASI DARI DESA</text:p>
      <text:p text:style-name="P2">3. SURAT NIKAH/AKTA CERAI</text:p>
      <text:p text:style-name="P2">4. KK LAMA DILAMPIRKAN, KALAU HILANG, BUAT SURAT KEHILANGAN DARI POLSEK.</text:p>
      <text:p text:style-name="P2"/>
      <text:p text:style-name="P2">LANGKAH LANGKAH MEMBUAT KTP</text:p>
      <text:p text:style-name="P2">1. PENGANTAR DARI RT DAN RW</text:p>
      <text:p text:style-name="P2">2. PENGANTAR VALIDASI DARI DESA</text:p>
      <text:p text:style-name="P2">3. FOTO COPY KK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1:42:01.767000000</meta:creation-date>
    <dc:date>2021-02-25T21:56:10.083000000</dc:date>
    <meta:editing-duration>PT3M58S</meta:editing-duration>
    <meta:editing-cycles>1</meta:editing-cycles>
    <meta:document-statistic meta:table-count="0" meta:image-count="0" meta:object-count="0" meta:page-count="1" meta:paragraph-count="25" meta:word-count="156" meta:character-count="879" meta:non-whitespace-character-count="747"/>
    <meta:generator>LibreOffice/7.0.4.2$Windows_X86_64 LibreOffice_project/dcf040e67528d9187c66b2379df5ea4407429775</meta:generator>
  </office:meta>
</office:document-meta>
</file>